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7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Abertura</text:p>
          </table:table-cell>
          <table:table-cell table:style-name="ce38" office:value-type="float" office:value="600" calcext:value-type="float">
            <text:p>6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00" calcext:value-type="float">
            <text:p>600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14" calcext:value-type="date">
            <text:p>14/10/2024</text:p>
          </table:table-cell>
          <table:table-cell table:style-name="ce34" office:value-type="string" calcext:value-type="string">
            <text:p>Taxas</text:p>
          </table:table-cell>
          <table:table-cell table:style-name="ce38" office:value-type="float" office:value="209" calcext:value-type="float">
            <text:p>209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209" calcext:value-type="float">
            <text:p>209,00</text:p>
          </table:table-cell>
          <table:table-cell table:style-name="ce29" office:value-type="date" office:date-value="2025-01-09" calcext:value-type="date">
            <text:p>09/01/2025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2-11" calcext:value-type="date">
            <text:p>11/02/2025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4-07" calcext:value-type="date">
            <text:p>07/04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5-08" calcext:value-type="date">
            <text:p>08/05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29" office:value-type="date" office:date-value="2025-07-08" calcext:value-type="date">
            <text:p>08/07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0]-[.F10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1]-[.F11]" office:value-type="float" office:value="350" calcext:value-type="float">
            <text:p>35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1])" office:value-type="float" office:value="700" calcext:value-type="float">
            <text:p>70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10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20.13220535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9-01">00/00/0000</text:date></text:span><text:span text:style-name="MT6"><text:s/>- </text:span><text:span text:style-name="MT6"><text:time style:data-style-name="N2" text:time-value="14:08:20.133702439">00:00:00</text:time></text:span><text:span text:style-name="MT6"><text:s/></text:span></text:p>
        </style:region-center>
        <style:region-right>
          <text:p><text:span text:style-name="MT3">Silva e Targa Restaurante Ltda.</text:span></text:p>
          <text:p><text:span text:style-name="MT6">(15) 3241-2145</text:span></text:p>
          <text:p><text:span text:style-name="MT6">E-mail: leiliane.odonto@hot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Silva e Targa Restaurante Ltda.</text:span></text:p>
          <text:p><text:span text:style-name="MT9">(15) 3241-2145 - leiliane.odonto@hotmail.com</text:span><text:span text:style-name="MT10"> - Página </text:span><text:span text:style-name="MT10"><text:page-number>1</text:page-number></text:span><text:span text:style-name="MT10"><text:s/>de </text:span><text:span text:style-name="MT10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20.1385123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8:20.473858926</dc:date>
    <dc:language>pt-PT</dc:language>
    <meta:editing-cycles>648</meta:editing-cycles>
    <meta:editing-duration>P3DT14H33M41S</meta:editing-duration>
    <meta:print-date>2022-12-01T16:36:33.088000000</meta:print-date>
    <meta:document-statistic meta:table-count="1" meta:cell-count="78" meta:object-count="0"/>
    <meta:user-defined meta:name="Info 0"/>
    <meta:user-defined meta:name="Info 1"/>
    <meta:user-defined meta:name="Info 2"/>
    <meta:user-defined meta:name="Info 3"/>
  </office:meta>
</office:document-meta>
</file>